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4625in"/>
    </style:style>
    <style:style style:name="P1" style:family="paragraph" style:parent-style-name="Heading_20_3">
      <style:paragraph-properties fo:line-height="200%" fo:break-before="page"/>
    </style:style>
    <style:style style:name="P2" style:family="paragraph" style:parent-style-name="Text_20_body">
      <style:paragraph-properties fo:line-height="200%"/>
    </style:style>
    <style:style style:name="P3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</style:style>
    <style:style style:name="P4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</style:style>
    <style:style style:name="P5" style:family="paragraph" style:parent-style-name="Text_20_body">
      <style:paragraph-properties fo:line-height="200%" fo:text-align="end" style:justify-single-word="false">
        <style:tab-stops>
          <style:tab-stop style:position="6.9272in" style:type="right"/>
        </style:tab-stops>
      </style:paragraph-properties>
    </style:style>
    <style:style style:name="P6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fo:font-style="italic"/>
    </style:style>
    <style:style style:name="P7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line-height="200%">
        <style:tab-stops>
          <style:tab-stop style:position="6.9252in" style:type="right"/>
        </style:tab-stops>
      </style:paragraph-properties>
    </style:style>
    <style:style style:name="P9" style:family="paragraph" style:parent-style-name="Normal">
      <style:paragraph-properties fo:line-height="200%">
        <style:tab-stops>
          <style:tab-stop style:position="6.9252in" style:type="right"/>
        </style:tab-stops>
      </style:paragraph-properties>
      <style:text-properties style:font-name="Liberation Serif1" fo:font-size="12pt" fo:language="en" fo:country="US" fo:font-weight="normal"/>
    </style:style>
    <style:style style:name="P10" style:family="paragraph" style:parent-style-name="Normal">
      <style:paragraph-properties fo:line-height="200%">
        <style:tab-stops>
          <style:tab-stop style:position="6.9252in" style:type="right"/>
        </style:tab-stops>
      </style:paragraph-properties>
      <style:text-properties fo:color="#000000" style:font-name="Liberation Serif1" fo:font-size="12pt" fo:language="en" fo:country="US" fo:font-weight="normal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style:font-name="Liberation Serif1" fo:font-size="12pt" fo:language="en" fo:country="US" fo:font-style="italic" fo:font-weight="normal"/>
    </style:style>
    <style:style style:name="T3" style:family="text">
      <style:text-properties fo:font-style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CS105 Exam 2<text:tab/>Name: __________________________</text:p>
        <text:p text:style-name="P8"/>
        <text:p text:style-name="P8">Circle the number of the 3 problems you want don't me to grade.</text:p>
        <text:p text:style-name="P8">If a question is unclear, please ask.</text:p>
        <text:p text:style-name="P8"/>
        <text:p text:style-name="Heading_20_3">Networking</text:p>
        <text:p text:style-name="Text_20_body"/>
        <text:p text:style-name="P8"/>
        <text:p text:style-name="P8">1. What is a computer’s address on the Internet called?<text:tab/>__________________</text:p>
        <text:p text:style-name="P8"/>
        <text:p text:style-name="P8">2. What is a unit of information passed between computers called? <text:tab/>__________________</text:p>
        <text:p text:style-name="P8"/>
        <text:p text:style-name="P8">3. What does TCP provide that UDP doesn't?<text:tab/>___________________</text:p>
        <text:p text:style-name="P8"/>
        <text:p text:style-name="P8">4. Fill in the blanks (2).<text:tab/></text:p>
        <table:table table:name="Table1" table:style-name="Table1">
          <table:table-column table:style-name="Table1.A" table:number-columns-repeated="2"/>
          <table:table-row>
            <table:table-cell office:value-type="string">
              <text:p text:style-name="Normal">____________ Architecture</text:p>
            </table:table-cell>
            <table:table-cell office:value-type="string">
              <text:p text:style-name="Normal">____________ Architecture</text:p>
            </table:table-cell>
          </table:table-row>
          <table:table-row>
            <table:table-cell office:value-type="string">
              <text:p text:style-name="Normal">Centralized</text:p>
              <text:p text:style-name="Normal">Single point of failure</text:p>
              <text:p text:style-name="Normal">More control</text:p>
            </table:table-cell>
            <table:table-cell office:value-type="string">
              <text:p text:style-name="Normal">Distributed</text:p>
              <text:p text:style-name="Normal">Robust and scalable</text:p>
              <text:p text:style-name="Normal">Less control</text:p>
            </table:table-cell>
          </table:table-row>
        </table:table>
        <text:p text:style-name="P8"/>
        <text:p text:style-name="P8"/>
        <text:p text:style-name="P10">5. The DNS system converts _______ to IP addresses. <text:tab/>__________________</text:p>
        <text:p text:style-name="P9"/>
        <text:p text:style-name="P8"/>
        <text:p text:style-name="P8"/>
        <text:p text:style-name="Heading_20_3"><text:soft-page-break/>The Web</text:p>
        <text:p text:style-name="P4"/>
        <text:p text:style-name="P4">6. List the two types of HTTP requests.<text:tab/>________________</text:p>
        <text:p text:style-name="P4"><text:tab/>________________</text:p>
        <text:p text:style-name="P4"/>
        <text:p text:style-name="P4">7. What is HTML for?<text:tab/>___________________________________</text:p>
        <text:p text:style-name="P4"/>
        <text:p text:style-name="P4">8. What is CSS for?<text:tab/>___________________________________</text:p>
        <text:p text:style-name="P4"/>
        <text:p text:style-name="P4">9. Name two functions of a web server:<text:tab/>__________________</text:p>
        <text:p text:style-name="P4"><text:tab/>__________________</text:p>
        <text:p text:style-name="P4"/>
        <text:p text:style-name="P4">10. Difference between static and dynamic web servers?<text:tab/></text:p>
        <text:p text:style-name="P4"><text:tab/>_________________________________________________________________</text:p>
        <text:p text:style-name="P4"/>
        <text:p text:style-name="Standard"/>
        <text:p text:style-name="P1">Security</text:p>
        <text:p text:style-name="P2"/>
        <text:p text:style-name="P3">11. What's the difference between virus and worm?<text:tab/><text:tab/>_________________________________________</text:p>
        <text:p text:style-name="P6"/>
        <text:p text:style-name="P3">12<text:span text:style-name="T3">. </text:span><text:span text:style-name="T4">Why do programs run with different permission levels (as different users)?</text:span></text:p>
        <text:p text:style-name="P5">______________________________________________________________</text:p>
        <text:p text:style-name="P3"/>
        <text:p text:style-name="P3"><text:span text:style-name="T1">13</text:span><text:span text:style-name="T2">. </text:span><text:span text:style-name="T1">How </text:span><text:span text:style-name="T1">does a hacker </text:span><text:span text:style-name="T1">identify </text:span><text:span text:style-name="T1">open ports</text:span><text:span text:style-name="T1"> on a target? <text:s text:c="21"/>____________________________</text:span></text:p>
        <text:p text:style-name="P7"/>
        <text:p text:style-name="P7">14. What does a firewall do? <text:s text:c="27"/>______________________________________________</text:p>
        <text:p text:style-name="P3"/>
        <text:p text:style-name="P3">15. How can a man-in-the-middle attacker defeat encryption?</text:p>
        <text:p text:style-name="P5">______________________________________________________________</text:p>
        <text:p text:style-name="P3"/>
        <text:p text:style-name="P3">Extra credit: </text:p>
        <text:p text:style-name="P3">What is your presentation topic? <text:s text:c="30"/>_________________________________________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>
      <style:paragraph-properties style:writing-mode="lr-tb"/>
      <style:text-properties style:font-name="Liberation Serif1" fo:font-size="12pt" fo:language="en" fo:country="US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Henry Lo</meta:initial-creator>
    <dc:creator>Henry Lo</dc:creator>
    <meta:creation-date>2013-10-07T13:00:11</meta:creation-date>
    <dc:date>2014-04-15T12:00:40</dc:date>
    <meta:editing-duration>P0D</meta:editing-duration>
    <meta:editing-cycles>2</meta:editing-cycles>
    <meta:document-statistic meta:table-count="1" meta:image-count="0" meta:object-count="0" meta:page-count="3" meta:paragraph-count="36" meta:word-count="193" meta:character-count="1685" meta:non-whitespace-character-count="1441"/>
  </office:meta>
</office:document-meta>
</file>